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Header_20_right">
      <style:text-properties fo:font-size="11pt" fo:language="ro" fo:country="RO" officeooo:paragraph-rsid="0056ba94" style:font-size-asian="11pt" style:font-size-complex="11pt"/>
    </style:style>
    <style:style style:name="P4" style:family="paragraph" style:parent-style-name="Header_20_left">
      <style:text-properties fo:color="#c9211e" style:text-outline="false" style:text-line-through-style="none" style:text-line-through-type="none" fo:font-size="11pt" fo:language="ro" fo:country="RO" officeooo:rsid="014cff40" officeooo:paragraph-rsid="014cff40" style:text-blinking="false" style:font-size-asian="11pt" style:font-size-complex="11pt"/>
    </style:style>
    <style:style style:name="P5" style:family="paragraph" style:parent-style-name="Footer">
      <style:paragraph-properties fo:text-align="end" style:justify-single-word="false"/>
      <style:text-properties fo:language="ro" fo:country="RO"/>
    </style:style>
    <style:style style:name="P6" style:family="paragraph" style:parent-style-name="Footer">
      <style:paragraph-properties fo:text-align="start" style:justify-single-word="false"/>
      <style:text-properties fo:language="ro" fo:country="RO"/>
    </style:style>
    <style:style style:name="P7" style:family="paragraph" style:parent-style-name="Horizontal_20_Line">
      <style:text-properties fo:language="ro" fo:country="RO"/>
    </style:style>
    <style:style style:name="P8" style:family="paragraph" style:parent-style-name="Bibliography_20_1">
      <style:paragraph-properties>
        <style:tab-stops>
          <style:tab-stop style:position="1cm"/>
        </style:tab-stops>
      </style:paragraph-properties>
    </style:style>
    <style:style style:name="P9" style:family="paragraph" style:parent-style-name="_5f_TEXT">
      <style:text-properties fo:font-style="italic" officeooo:paragraph-rsid="014501e4" style:font-style-asian="italic" style:font-style-complex="italic"/>
    </style:style>
    <style:style style:name="P10" style:family="paragraph" style:parent-style-name="_5f_TEXT">
      <style:text-properties officeooo:paragraph-rsid="014501e4"/>
    </style:style>
    <style:style style:name="P11" style:family="paragraph" style:parent-style-name="_5f_TEXT">
      <style:text-properties officeooo:paragraph-rsid="0146d763"/>
    </style:style>
    <style:style style:name="P12" style:family="paragraph" style:parent-style-name="_5f_TEXT">
      <style:text-properties officeooo:rsid="0137efd1" officeooo:paragraph-rsid="013c96ab"/>
    </style:style>
    <style:style style:name="P13" style:family="paragraph" style:parent-style-name="_5f_TEXT">
      <style:text-properties fo:font-style="normal" officeooo:rsid="001fb8bd" style:font-style-asian="normal" style:font-style-complex="normal"/>
    </style:style>
    <style:style style:name="P14" style:family="paragraph" style:parent-style-name="_5f_TEXT">
      <style:text-properties fo:font-style="normal" officeooo:rsid="002ab079" style:font-style-asian="normal" style:font-style-complex="normal"/>
    </style:style>
    <style:style style:name="P15" style:family="paragraph" style:parent-style-name="_5f_TEXT">
      <style:text-properties fo:font-style="normal" officeooo:rsid="002ade84" style:font-style-asian="normal" style:font-style-complex="normal"/>
    </style:style>
    <style:style style:name="P16" style:family="paragraph" style:parent-style-name="_5f_TEXT">
      <style:text-properties fo:font-style="normal" officeooo:rsid="00699cba" officeooo:paragraph-rsid="013c96ab" style:font-style-asian="normal" style:font-style-complex="normal"/>
    </style:style>
    <style:style style:name="P17" style:family="paragraph" style:parent-style-name="_5f_TEXT">
      <style:text-properties officeooo:paragraph-rsid="014700a1"/>
    </style:style>
    <style:style style:name="P18" style:family="paragraph" style:parent-style-name="_5f_TEXT">
      <style:text-properties style:font-name="Times New Roman" fo:language="ro" fo:country="RO" fo:font-style="normal" officeooo:rsid="00bce6f6" style:font-name-asian="SimSun" style:font-style-asian="normal" style:font-name-complex="Mangal" style:font-style-complex="normal"/>
    </style:style>
    <style:style style:name="P19" style:family="paragraph" style:parent-style-name="Text_20_Coperta">
      <style:text-properties officeooo:rsid="01374fcc" officeooo:paragraph-rsid="01374fcc"/>
    </style:style>
    <style:style style:name="P20" style:family="paragraph" style:parent-style-name="Text_20_Coperta">
      <style:paragraph-properties fo:text-align="end" style:justify-single-word="false"/>
      <style:text-properties officeooo:rsid="014f271e" officeooo:paragraph-rsid="014f271e"/>
    </style:style>
    <style:style style:name="P21" style:family="paragraph" style:parent-style-name="Text_20_Coperta">
      <style:paragraph-properties fo:text-align="center" style:justify-single-word="false"/>
      <style:text-properties fo:font-size="18pt" officeooo:rsid="014f271e" officeooo:paragraph-rsid="014f271e" style:font-size-asian="18pt" style:font-size-complex="18pt"/>
    </style:style>
    <style:style style:name="P22" style:family="paragraph" style:parent-style-name="Text_20_Coperta">
      <style:paragraph-properties fo:text-align="center" style:justify-single-word="false"/>
      <style:text-properties fo:color="#000000" officeooo:rsid="014f271e" officeooo:paragraph-rsid="014f271e"/>
    </style:style>
    <style:style style:name="P23" style:family="paragraph" style:parent-style-name="Text_20_Coperta">
      <style:text-properties fo:color="#c9211e" fo:font-size="16pt" officeooo:rsid="014f271e"/>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5">
      <style:paragraph-properties>
        <style:tab-stops>
          <style:tab-stop style:position="16.501cm" style:type="right" style:leader-style="dotted" style:leader-text="."/>
        </style:tab-stops>
      </style:paragraph-properties>
    </style:style>
    <style:style style:name="P26" style:family="paragraph" style:parent-style-name="Text_20_Coperta">
      <style:paragraph-properties fo:margin-left="0cm" fo:margin-right="0cm" fo:text-align="end" style:justify-single-word="false" fo:text-indent="0cm" style:auto-text-indent="false"/>
      <style:text-properties fo:color="#000000" fo:font-size="16pt" officeooo:rsid="014f271e" officeooo:paragraph-rsid="014f271e"/>
    </style:style>
    <style:style style:name="P27" style:family="paragraph" style:parent-style-name="Text_20_Coperta" style:master-page-name="Coperta">
      <style:paragraph-properties style:page-number="auto"/>
    </style:style>
    <style:style style:name="P28" style:family="paragraph" style:parent-style-name="Text_20_Declaratie" style:master-page-name="Cuprins">
      <style:paragraph-properties style:page-number="1"/>
    </style:style>
    <style:style style:name="P29" style:family="paragraph" style:parent-style-name="_5f_TEXT" style:list-style-name="_5f_Listă_20_cu_20_liniuțe">
      <style:text-properties officeooo:paragraph-rsid="014501e4"/>
    </style:style>
    <style:style style:name="P30" style:family="paragraph" style:parent-style-name="_5f_TEXT" style:list-style-name="_5f_Listă_20_cu_20_liniuțe">
      <style:text-properties officeooo:paragraph-rsid="0146d763"/>
    </style:style>
    <style:style style:name="P31" style:family="paragraph" style:parent-style-name="_5f_TEXT" style:list-style-name="_5f_Listă_20_cu_20_liniuțe">
      <style:text-properties fo:font-style="normal" officeooo:paragraph-rsid="014501e4" style:font-style-asian="normal" style:font-style-complex="normal"/>
    </style:style>
    <style:style style:name="P32" style:family="paragraph" style:parent-style-name="_5f_TEXT">
      <style:paragraph-properties fo:line-height="100%"/>
      <style:text-properties fo:font-style="normal" officeooo:rsid="015273aa" officeooo:paragraph-rsid="015273aa" style:font-style-asian="normal" style:font-style-complex="normal"/>
    </style:style>
    <style:style style:name="P33" style:family="paragraph" style:parent-style-name="_5f_TEXT" style:list-style-name="_5f_Listă_20_cu_20_liniuțe">
      <style:text-properties style:font-name="Times New Roman" fo:font-style="normal" fo:font-weight="normal" officeooo:rsid="008ea27b" officeooo:paragraph-rsid="0146d763" style:font-name-asian="SimSun" style:font-style-asian="normal" style:font-weight-asian="normal" style:font-name-complex="Mangal" style:font-style-complex="normal" style:font-weight-complex="normal"/>
    </style:style>
    <style:style style:name="P34" style:family="paragraph" style:parent-style-name="_5f_TEXT" style:list-style-name="L1"/>
    <style:style style:name="P35" style:family="paragraph" style:parent-style-name="_31__20_Capitol" style:list-style-name=""/>
    <style:style style:name="P36" style:family="paragraph" style:parent-style-name="_31__20_Capitol">
      <style:text-properties fo:color="#004586" fo:font-size="14pt" fo:font-weight="bold" officeooo:rsid="014501e4" officeooo:paragraph-rsid="014501e4" style:font-size-asian="14pt" style:font-weight-asian="bold"/>
    </style:style>
    <style:style style:name="P37" style:family="paragraph" style:parent-style-name="_31__20_Capitol">
      <style:text-properties fo:font-weight="bold" officeooo:paragraph-rsid="0146d763" style:font-weight-asian="bold" style:font-weight-complex="bold"/>
    </style:style>
    <style:style style:name="P38" style:family="paragraph" style:parent-style-name="_31__20_Capitol" style:list-style-name="" style:master-page-name="Corp_5f_Lucrare">
      <style:paragraph-properties style:page-number="1" text:number-lines="true" text:line-number="0"/>
    </style:style>
    <style:style style:name="P39" style:family="paragraph" style:parent-style-name="_35__20_Anexă">
      <style:text-properties fo:color="#004586" fo:font-size="13pt" fo:font-style="italic" fo:font-weight="bold" officeooo:rsid="014700a1" officeooo:paragraph-rsid="014700a1" style:font-size-asian="13pt"/>
    </style:style>
    <style:style style:name="T1" style:family="text">
      <style:text-properties officeooo:rsid="01443d89"/>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fo:font-style="italic" style:font-style-asian="italic" style:font-style-complex="italic"/>
    </style:style>
    <style:style style:name="T5" style:family="text">
      <style:text-properties fo:font-style="italic" officeooo:rsid="0029510e" style:font-style-asian="italic" style:font-style-complex="italic"/>
    </style:style>
    <style:style style:name="T6" style:family="text">
      <style:text-properties fo:font-style="italic" officeooo:rsid="002ab079" style:font-style-asian="italic" style:font-style-complex="italic"/>
    </style:style>
    <style:style style:name="T7" style:family="text">
      <style:text-properties fo:font-style="italic" officeooo:rsid="0031eb7e" style:font-style-asian="italic" style:font-style-complex="italic"/>
    </style:style>
    <style:style style:name="T8" style:family="text">
      <style:text-properties fo:font-style="italic" officeooo:rsid="004cca53" style:font-style-asian="italic" style:font-style-complex="italic"/>
    </style:style>
    <style:style style:name="T9" style:family="text">
      <style:text-properties fo:font-style="italic" officeooo:rsid="003b7d06" style:font-style-asian="italic" style:font-style-complex="italic"/>
    </style:style>
    <style:style style:name="T10" style:family="text">
      <style:text-properties fo:font-style="italic" officeooo:rsid="0140025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400251"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9510e" style:font-style-asian="normal" style:font-style-complex="normal"/>
    </style:style>
    <style:style style:name="T15" style:family="text">
      <style:text-properties fo:font-style="normal" officeooo:rsid="002ab079" style:font-style-asian="normal" style:font-style-complex="normal"/>
    </style:style>
    <style:style style:name="T16" style:family="text">
      <style:text-properties fo:font-style="normal" officeooo:rsid="003b7d06" style:font-style-asian="normal" style:font-style-complex="normal"/>
    </style:style>
    <style:style style:name="T17" style:family="text">
      <style:text-properties fo:font-style="normal" officeooo:rsid="004cca53" style:font-style-asian="normal" style:font-style-complex="normal"/>
    </style:style>
    <style:style style:name="T18" style:family="text">
      <style:text-properties officeooo:rsid="0012067c"/>
    </style:style>
    <style:style style:name="T19" style:family="text">
      <style:text-properties style:font-name="Times New Roman" fo:font-style="normal" officeooo:rsid="008ea27b" style:font-name-asian="SimSun" style:font-style-asian="normal" style:font-name-complex="Mangal" style:font-style-complex="normal"/>
    </style:style>
    <style:style style:name="T20" style:family="text">
      <style:text-properties style:font-name="Times New Roman" fo:font-style="normal" officeooo:rsid="0146d763" style:font-name-asian="SimSun" style:font-style-asian="normal" style:font-name-complex="Mangal" style:font-style-complex="normal"/>
    </style:style>
    <style:style style:name="T21" style:family="text">
      <style:text-properties fo:color="#000000" fo:font-size="16pt" officeooo:rsid="01443d89"/>
    </style:style>
    <style:style style:name="T22" style:family="text">
      <style:text-properties fo:font-size="16pt" style:font-size-asian="16pt" style:font-size-complex="16pt"/>
    </style:style>
    <style:style style:name="T23" style:family="text">
      <style:text-properties fo:font-size="16pt" officeooo:rsid="001e9135" style:font-size-asian="16pt" style:font-size-complex="16pt"/>
    </style:style>
    <style:style style:name="T24" style:family="text">
      <style:text-properties officeooo:rsid="009fc5b7"/>
    </style:style>
    <style:style style:name="T25" style:family="text">
      <style:text-properties officeooo:rsid="00e5da87"/>
    </style:style>
    <style:style style:name="T26" style:family="text">
      <style:text-properties officeooo:rsid="0118b4d3"/>
    </style:style>
    <style:style style:name="T27" style:family="text">
      <style:text-properties fo:language="en" fo:country="US" officeooo:rsid="0128d4a5"/>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size="28pt" fo:font-weight="bold" officeooo:rsid="014cff40" style:font-size-asian="28pt" style:font-weight-asian="bold" style:font-size-complex="28pt" style:font-weight-complex="bold"/>
    </style:style>
    <style:style style:name="T30" style:family="text">
      <style:text-properties officeooo:rsid="01533d5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27"><text:span text:style-name="T2">UNIVERSITATEA TEHNICĂ „Gheorghe Asachi” </text:span><text:span text:style-name="T3">din</text:span><text:span text:style-name="T2"> IAȘI</text:span></text:p>
      <text:p text:style-name="Text_20_Coperta">FACULTATEA DE <text:span text:style-name="T18">AUTOMATICĂ ȘI CALCULATOARE</text:span></text:p>
      <text:p text:style-name="Text_20_Coperta">DOMENIUL: <text:span text:style-name="T21">Calculatoare și tehnologia informației</text:span></text:p>
      <text:p text:style-name="Text_20_Coperta">SPECIALIZAREA: <text:span text:style-name="T21">Tehnologia informației</text:span></text:p>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22"><text:span text:style-name="T29">I</text:span><text:span text:style-name="T28">NTERFERENȚA PRIN ENUMERARE</text:span></text:p>
      <text:p text:style-name="Text_20_Coperta"/>
      <text:p text:style-name="P21">Proiect la disciplina <text:span text:style-name="T4">Ingineria Programării</text:span></text:p>
      <text:p text:style-name="Text_20_Coperta"/>
      <text:p text:style-name="Text_20_Coperta"/>
      <text:p text:style-name="Text_20_Coperta"/>
      <text:p text:style-name="Text_20_Coperta"/>
      <text:p text:style-name="Text_20_Coperta"/>
      <text:p text:style-name="Text_20_Coperta"/>
      <text:p text:style-name="P19"/>
      <text:p text:style-name="P23"/>
      <text:p text:style-name="P20">Studenți</text:p>
      <text:p text:style-name="P26">Nicolae Boca, Ștefan Ignătescu, Gabriel Răileanu</text:p>
      <text:p text:style-name="P28"/>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4"><text:a xlink:type="simple" xlink:href="#__RefHeading__5011_1794362497" text:style-name="Index_20_Link" text:visited-style-name="Index_20_Link"><text:s/>Introducere</text:a><text:tab/>1</text:p>
          <text:p text:style-name="P24"><text:a xlink:type="simple" xlink:href="#__RefHeading__8225_2127286618" text:style-name="Index_20_Link" text:visited-style-name="Index_20_Link">Capitolul 1. <text:s text:c="2"/>Fundamentarea teoretică și documentarea bibliografică pentru tema propusă</text:a><text:tab/>2</text:p>
          <text:p text:style-name="P24"><text:a xlink:type="simple" xlink:href="#__RefHeading__11160_1794362497" text:style-name="Index_20_Link" text:visited-style-name="Index_20_Link">Capitolul 2. <text:s text:c="2"/>Proiectarea aplicației</text:a><text:tab/>3</text:p>
          <text:p text:style-name="P24"><text:a xlink:type="simple" xlink:href="#__RefHeading__12279_1071978123" text:style-name="Index_20_Link" text:visited-style-name="Index_20_Link">Capitolul 3. <text:s text:c="2"/>Implementarea aplicației</text:a><text:tab/>4</text:p>
          <text:p text:style-name="P24"><text:a xlink:type="simple" xlink:href="#__RefHeading___Toc10888_3593836225" text:style-name="Index_20_Link" text:visited-style-name="Index_20_Link">Capitolul 4. <text:s text:c="2"/></text:a><text:a xlink:type="simple" xlink:href="#__RefHeading___Toc10888_3593836225" text:style-name="Index_20_Link" text:visited-style-name="Index_20_Link"><text:span text:style-name="T13">T</text:span></text:a><text:a xlink:type="simple" xlink:href="#__RefHeading___Toc10888_3593836225" text:style-name="Index_20_Link" text:visited-style-name="Index_20_Link"><text:span text:style-name="T13">estarea aplicației și rezultate experimentale</text:span></text:a><text:tab/>5</text:p>
          <text:p text:style-name="P24"><text:a xlink:type="simple" xlink:href="#__RefHeading__6364_982623240" text:style-name="Index_20_Link" text:visited-style-name="Index_20_Link"><text:s/>Concluzii</text:a><text:tab/>6</text:p>
          <text:p text:style-name="P24"><text:a xlink:type="simple" xlink:href="#__RefHeading__6324_59671573" text:style-name="Index_20_Link" text:visited-style-name="Index_20_Link"><text:s/>Bibliografie</text:a><text:tab/>7</text:p>
          <text:p text:style-name="P24"><text:a xlink:type="simple" xlink:href="#__RefHeading__6326_59671573" text:style-name="Index_20_Link" text:visited-style-name="Index_20_Link"><text:s/>Anexe.</text:a><text:tab/>8</text:p>
          <text:p text:style-name="P25"><text:a xlink:type="simple" xlink:href="#__RefHeading__6328_59671573" text:style-name="Index_20_Link" text:visited-style-name="Index_20_Link">Anexa 1. <text:s text:c="2"/>Exemplu</text:a><text:tab/>8</text:p>
        </text:index-body>
      </text:table-of-content>
      <text:h text:style-name="P38" text:outline-level="1"><text:bookmark-start text:name="__RefHeading__5011_1794362497"/>Introducere<text:bookmark-end text:name="__RefHeading__5011_1794362497"/></text:h>
      <text:p text:style-name="P32">Lucrarea de față prezintă aspecte ale proiectului intitulat <text:span text:style-name="T4">Interferența prin enumerare</text:span>, realizat în cadrul laboratorului de Ingineria Programării. Se vor prezenta diagramele UML ale aplicației (), contribuțiile individuale ale membrilor, documentul de specificare a cerințelor software, <text:span text:style-name="T30">modul de utilizare, caputri</text:span></text:p>
      <text:h text:style-name="P36" text:outline-level="1"><text:bookmark-start text:name="__RefHeading__8225_2127286618"/>Fundamentarea teoretică și documentarea bibliografică pentru tema propusă<text:bookmark-end text:name="__RefHeading__8225_2127286618"/></text:h>
      <text:p text:style-name="P10"><text:span text:style-name="T11">Capitolul </text:span><text:span text:style-name="T12">1</text:span><text:span text:style-name="T11">. Fundamentarea teoretică și documentarea bibliografică pentru tema propusă</text:span><text:span text:style-name="T13"> (10–15 pagini). </text:span></text:p>
      <text:list xml:id="list1820502804" text:style-name="_5f_Listă_20_cu_20_liniuțe">
        <text:list-item>
          <text:p text:style-name="P29">domeniul și contextul abordării temei;</text:p>
        </text:list-item>
        <text:list-item>
          <text:p text:style-name="P29">o prezentare succintă și comparativă privind realizările actuale pe aceeași temă;</text:p>
        </text:list-item>
        <text:list-item>
          <text:p text:style-name="P29">analiza tipurilor de produse/aplicații existente din respectiva categorie a temei, tehnologii folosite pentru implementare;</text:p>
        </text:list-item>
        <text:list-item>
          <text:p text:style-name="P29">elaborarea specificațiilor privind caracteristicile așteptate de la aplicație.</text:p>
        </text:list-item>
      </text:list>
      <text:h text:style-name="P36" text:outline-level="1"><text:bookmark-start text:name="__RefHeading__11160_1794362497"/>Proiectarea aplicației<text:bookmark-end text:name="__RefHeading__11160_1794362497"/></text:h>
      <text:p text:style-name="P10"><text:span text:style-name="T4">Capitolul </text:span><text:span text:style-name="T10">2</text:span><text:span text:style-name="T4">. Proiectarea aplica</text:span><text:span text:style-name="T9">ț</text:span><text:span text:style-name="T4">iei</text:span><text:span text:style-name="T13"> </text:span><text:span text:style-name="T16">are </text:span><text:span text:style-name="T13">10–</text:span><text:span text:style-name="T17">20</text:span><text:span text:style-name="T13"> pagini </text:span><text:span text:style-name="T16">și</text:span><text:span text:style-name="T13"> poate conține:</text:span></text:p>
      <text:list xml:id="list145004969534461" text:continue-numbering="true" text:style-name="_5f_Listă_20_cu_20_liniuțe">
        <text:list-item>
          <text:p text:style-name="P29">se analizează platforma hardware pe care va fi executată respectiva aplicație și se <text:span text:style-name="T25">determină</text:span> care abordare ar fi mai bună pentru <text:span text:style-name="T25">implementarea </text:span>respectiv<text:span text:style-name="T25">ei</text:span> structur<text:span text:style-name="T25">i</text:span>;</text:p>
        </text:list-item>
        <text:list-item>
          <text:p text:style-name="P29">se stabilesc modulele generale ale aplicației și interacțiunile dintre ele;</text:p>
        </text:list-item>
        <text:list-item>
          <text:p text:style-name="P29">se analizează avantaje<text:span text:style-name="T25">le</text:span> și dezavantajele metodei alese;</text:p>
        </text:list-item>
        <text:list-item>
          <text:p text:style-name="P29">se indică limitele în care metoda va funcționa.</text:p>
        </text:list-item>
      </text:list>
      <text:p text:style-name="P9">Componente software:</text:p>
      <text:list xml:id="list145003776644595" text:continue-numbering="true" text:style-name="_5f_Listă_20_cu_20_liniuțe">
        <text:list-item>
          <text:p text:style-name="P29">proiectarea propriu zisă (diagrame ER pentru baze de date, UML pentru proiectele care necesită diverse paradigme complexe și lucru cu clase – orientat obiect, scheme logice pentru cei care dezvoltă în limbaje structurate etc);</text:p>
        </text:list-item>
        <text:list-item>
          <text:p text:style-name="P29">se stabilește tehnologia aleasă pentru implementare și se justifică alegerea făcută;</text:p>
        </text:list-item>
        <text:list-item>
          <text:p text:style-name="P29">se descriu succint numai clasele dezvoltate și implementate de absolvent cu trimitere la pagina din anexă unde se află codul complet.</text:p>
        </text:list-item>
      </text:list>
      <text:p text:style-name="P13"/>
      <text:p text:style-name="P14"/>
      <text:p text:style-name="P15"/>
      <text:h text:style-name="P36" text:outline-level="1"><text:bookmark-start text:name="__RefHeading__12279_1071978123"/>Implementarea aplicației<text:bookmark-end text:name="__RefHeading__12279_1071978123"/></text:h>
      <text:p text:style-name="P10"><text:span text:style-name="T4">Capitolul </text:span><text:span text:style-name="T10">3</text:span><text:span text:style-name="T4">. Implementarea aplicației</text:span><text:span text:style-name="T13"> poate avea 10–15 pagini care funcție de tematica lucrării pot conține:</text:span></text:p>
      <text:list xml:id="list145003466262942" text:continue-numbering="true" text:style-name="_5f_Listă_20_cu_20_liniuțe">
        <text:list-item>
          <text:p text:style-name="P29">descrierea generală a implementării;</text:p>
        </text:list-item>
        <text:list-item>
          <text:p text:style-name="P29">probleme speciale/dificultăți întâmpinate și modalități de rezolvare;</text:p>
        </text:list-item>
        <text:list-item>
          <text:p text:style-name="P29">idei originale, soluții noi;</text:p>
        </text:list-item>
        <text:list-item>
          <text:p text:style-name="P29">se prezintă pe scurt funcționarea sistemului (câteva capturi de ecran în punctele esențiale) – nu se insistă <text:span text:style-name="T26">în mod </text:span>deosebit deoarece există prezentare practică<text:span text:style-name="T25">;</text:span></text:p>
        </text:list-item>
        <text:list-item>
          <text:p text:style-name="P29">comunicarea cu alte sisteme <text:span text:style-name="T26">ș</text:span>i salvarea/stocarea informațiilor;</text:p>
        </text:list-item>
        <text:list-item>
          <text:p text:style-name="P29">interfața cu utilizatorul;</text:p>
        </text:list-item>
        <text:list-item>
          <text:p text:style-name="P31">se realizează calibrarea hardware și eventual software și se dau detalii despre maniera în care a fost efectuată.</text:p>
        </text:list-item>
      </text:list>
      <text:p text:style-name="_5f_TEXT"/>
      <text:p text:style-name="P12"/>
      <text:p text:style-name="P16"/>
      <text:h text:style-name="P37" text:outline-level="1"><text:bookmark-start text:name="__RefHeading___Toc10888_3593836225"/><text:span text:style-name="T19">T</text:span><text:span text:style-name="T20">estarea aplicației și rezultate experimentale</text:span><text:bookmark-end text:name="__RefHeading___Toc10888_3593836225"/></text:h>
      <text:p text:style-name="P11"><text:span text:style-name="T5">Capitolul </text:span><text:span text:style-name="T10">4</text:span><text:span text:style-name="T5">. Testarea aplicației și rezultate experimentale </text:span><text:span text:style-name="T14">va avea cel puțin 5 pagini </text:span><text:span text:style-name="T15">care în funcție de</text:span><text:span text:style-name="T14"> proiect</text:span><text:span text:style-name="T15"> va prezenta:</text:span></text:p>
      <text:list xml:id="list145004578126337" text:continue-numbering="true" text:style-name="_5f_Listă_20_cu_20_liniuțe">
        <text:list-item>
          <text:p text:style-name="P30">punerea în funcțiune/lansarea aplicației, elemente de configurare sau instalare;</text:p>
        </text:list-item>
        <text:list-item>
          <text:p text:style-name="P30">testarea sistemului (hardware/software);</text:p>
        </text:list-item>
        <text:list-item>
          <text:p text:style-name="P30">aspecte legate de încărcarea procesorului, memoriei, limitări în ce privește transmisia datelor/comunicarea;</text:p>
        </text:list-item>
        <text:list-item>
          <text:p text:style-name="P30">se prezintă datele de test/metrici/benchmarks;</text:p>
        </text:list-item>
        <text:list-item>
          <text:p text:style-name="P30">aspecte legate de fiabilitate/securitate;</text:p>
        </text:list-item>
        <text:list-item>
          <text:p text:style-name="P30">rezultate experimentale;</text:p>
        </text:list-item>
        <text:list-item>
          <text:p text:style-name="P33">utilizarea sistemului.</text:p>
        </text:list-item>
      </text:list>
      <text:h text:style-name="P35" text:outline-level="1"><text:bookmark-start text:name="__RefHeading__6364_982623240"/>Concluzii<text:bookmark-end text:name="__RefHeading__6364_982623240"/></text:h>
      <text:p text:style-name="P17"><text:span text:style-name="T4">Concluz</text:span><text:span text:style-name="T7">i</text:span><text:span text:style-name="T4">i</text:span><text:span text:style-name="T6">le lucrării </text:span><text:span text:style-name="T13">(1–2 pag.)</text:span><text:span text:style-name="T15"> în care se regăsesc cele mai importante concluzii din lucrare, care pornind de la obiectivele propuse în introducerea lucrării vor conține opinia personală a autorului privind rezultatele obținute în lucrare, o comparație a acestora cu alte proiecte/produse similare precum și posibile direcții de dezvoltare.</text:span><text:span text:style-name="T17"> Astfel capitolul </text:span><text:span text:style-name="T8">Concluzii </text:span><text:span text:style-name="T17">conține gradul în care s‑a realizat tema propusă (motivarea eventualelor obiective modificate) și se evidențiază într-o formă concisă contribuțiile/soluțiile personale ale autorului (dacă este cazul).</text:span></text:p>
      <text:p text:style-name="_5f_TEXT">Concluziile finale au un rol semnificativ în cadrul lucrării de licență, care trebuie pus în evidență în special în momentul susținerii acesteia în fața comisiei. Aici trebuie prezentate, în câteva pagini, cele mai importante rezultate ale muncii depuse de candidat și potențiale direcții de dezvoltare ulterioară a temei abordate. Acest capitol oferă o sinteză a realizărilor obținute, precum și avantajele și neajunsurile soluțiilor alese.</text:p>
      <text:p text:style-name="_5f_TEXT">Concluziile nu trebuie să aducă rezultate sau interpretări noi, ci doar să le evidențieze pe cele din conținutul lucrării.</text:p>
      <text:p text:style-name="_5f_TEXT"/>
      <text:p text:style-name="P7"/>
      <text:h text:style-name="P35" text:outline-level="1"><text:bookmark-start text:name="__RefHeading__6324_59671573"/><text:bookmark-start text:name="BIBLIOGRAFIE"/><text:span text:style-name="T22">B</text:span><text:bookmark-end text:name="BIBLIOGRAFIE"/><text:span text:style-name="T23">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8"/>
        </text:index-body>
      </text:bibliography>
      <text:h text:style-name="P35" text:outline-level="1"><text:bookmark-start text:name="__RefHeading__6326_59671573"/><text:span text:style-name="T24">A</text:span>nexe<text:span text:style-name="T27">.</text:span><text:bookmark-end text:name="__RefHeading__6326_59671573"/></text:h>
      <text:h text:style-name="P39" text:outline-level="5"><text:bookmark-start text:name="__RefHeading__6328_59671573"/>Exemplu<text:bookmark-end text:name="__RefHeading__6328_59671573"/></text:h>
      <text:list xml:id="list3587883960" text:style-name="L1">
        <text:list-header>
          <text:p text:style-name="P34"/>
        </text:list-header>
      </text:list>
      <text:p text:style-name="_5f_TEX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c9211e" style:text-outline="false" style:text-line-through-style="none" style:text-line-through-type="none" fo:font-size="11pt" fo:language="ro" fo:country="RO" officeooo:rsid="014cff40" officeooo:paragraph-rsid="014cff40" style:text-blinking="false"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43d89"/>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text:span text:style-name="MT1">20</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
      </style:header-left>
      <style:footer>
        <text:p text:style-name="MP4"><text:page-number text:select-page="current">7</text:page-number></text:p>
      </style:footer>
      <style:footer-left>
        <text:p text:style-name="MP5"><text:page-number text:select-page="current">8</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5.2$Linux_X86_64 LibreOffice_project/10$Build-2</meta:generator>
    <meta:editing-duration>P5DT11H46M41S</meta:editing-duration>
    <meta:editing-cycles>262</meta:editing-cycles>
    <dc:date>2020-05-25T14:50:03.015931693</dc:date>
    <meta:print-date>2014-05-05T17:43:31.734000000</meta:print-date>
    <meta:document-statistic meta:table-count="0" meta:image-count="0" meta:object-count="0" meta:page-count="12" meta:paragraph-count="66" meta:word-count="656" meta:character-count="4769" meta:non-whitespace-character-count="4190"/>
  </office:meta>
</office:document-meta>
</file>